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Bookman Old Style" svg:font-family="Bookman Old Style" style:font-family-generic="roman" style:font-pitch="variable" svg:panose-1="2 5 6 4 5 5 5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302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802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302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80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30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802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302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802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302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 fo:text-align="justify" fo:margin-top="0.1666in" fo:margin-bottom="0.1666in" fo:line-height="150%"/>
    </style:style>
    <style:style style:name="T11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T12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T13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T14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T15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T16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T17" style:parent-style-name="Fuentedepárrafopredeter." style:family="text">
      <style:text-properties fo:font-variant="small-caps" fo:letter-spacing="0.0138in" fo:font-size="8pt" style:font-size-asian="8pt" style:font-size-complex="8pt" fo:language="es" fo:country="AR"/>
    </style:style>
    <style:style style:name="P18" style:parent-style-name="Normal" style:family="paragraph">
      <style:paragraph-properties fo:text-align="justify" fo:margin-top="0.1in" fo:margin-bottom="0.1in" fo:line-height="150%"/>
      <style:text-properties fo:letter-spacing="0.0138in" fo:language="es" style:language-asian="es" style:country-asian="AR"/>
    </style:style>
    <style:style style:name="P19" style:parent-style-name="Normal" style:family="paragraph">
      <style:paragraph-properties fo:text-align="justify" fo:margin-top="0.0416in" fo:margin-bottom="0.0416in" fo:line-height="150%" fo:text-indent="0.7875in">
        <style:tab-stops>
          <style:tab-stop style:type="left" style:position="0.4916in"/>
          <style:tab-stop style:type="center" style:position="3.0687in"/>
          <style:tab-stop style:type="right" style:position="6.1375in"/>
        </style:tab-stops>
      </style:paragraph-properties>
    </style:style>
    <style:style style:name="T20" style:parent-style-name="Fuentedepárrafopredeter." style:family="text">
      <style:text-properties fo:color="#000000" fo:letter-spacing="0.0138in" fo:language="es"/>
    </style:style>
    <style:style style:name="T21" style:parent-style-name="Fuentedepárrafopredeter." style:family="text">
      <style:text-properties fo:color="#000000" fo:letter-spacing="0.0138in" fo:language="es"/>
    </style:style>
    <style:style style:name="T22" style:parent-style-name="Fuentedepárrafopredeter." style:family="text">
      <style:text-properties fo:color="#000000" fo:letter-spacing="0.0138in" fo:language="es"/>
    </style:style>
    <style:style style:name="T23" style:parent-style-name="Fuentedepárrafopredeter." style:family="text">
      <style:text-properties fo:font-weight="bold" style:font-weight-asian="bold" fo:color="#000000" fo:letter-spacing="0.0138in" fo:language="es"/>
    </style:style>
    <style:style style:name="T24" style:parent-style-name="Fuentedepárrafopredeter." style:family="text">
      <style:text-properties fo:color="#000000" fo:letter-spacing="0.0138in" fo:language="es"/>
    </style:style>
    <style:style style:name="T25" style:parent-style-name="Fuentedepárrafopredeter." style:family="text">
      <style:text-properties fo:font-weight="bold" style:font-weight-asian="bold" fo:color="#000000" fo:letter-spacing="0.0138in" fo:language="es"/>
    </style:style>
    <style:style style:name="T26" style:parent-style-name="Fuentedepárrafopredeter." style:family="text">
      <style:text-properties fo:font-weight="bold" style:font-weight-asian="bold" fo:color="#000000" fo:letter-spacing="0.0138in" fo:language="es"/>
    </style:style>
    <style:style style:name="T27" style:parent-style-name="Fuentedepárrafopredeter." style:family="text">
      <style:text-properties fo:color="#000000" fo:letter-spacing="0.0138in" fo:language="es"/>
    </style:style>
    <style:style style:name="T28" style:parent-style-name="Fuentedepárrafopredeter." style:family="text">
      <style:text-properties fo:color="#000000" fo:letter-spacing="0.0138in" fo:language="es"/>
    </style:style>
    <style:style style:name="T29" style:parent-style-name="Fuentedepárrafopredeter." style:family="text">
      <style:text-properties fo:letter-spacing="0.0138in" fo:language="es" fo:country="AR" style:language-asian="es" style:country-asian="AR"/>
    </style:style>
    <style:style style:name="T30" style:parent-style-name="Fuentedepárrafopredeter." style:family="text">
      <style:text-properties fo:color="#000000" fo:letter-spacing="0.0138in" fo:language="es"/>
    </style:style>
    <style:style style:name="P31" style:parent-style-name="Normal" style:family="paragraph">
      <style:paragraph-properties fo:text-align="justify" fo:margin-top="0.0416in" fo:margin-bottom="0.0416in" fo:line-height="150%" fo:text-indent="0.7875in"/>
      <style:text-properties fo:font-weight="bold" style:font-weight-asian="bold" fo:letter-spacing="0.0138in" style:text-underline-type="single" style:text-underline-style="solid" style:text-underline-width="auto" style:text-underline-mode="continuous" fo:language="es"/>
    </style:style>
    <style:style style:name="P32" style:parent-style-name="Normal" style:family="paragraph">
      <style:paragraph-properties style:text-autospace="none" fo:text-align="justify" fo:margin-top="0.0416in" fo:margin-bottom="0.0416in" fo:line-height="150%" fo:text-indent="0.7875in"/>
    </style:style>
    <style:style style:name="T33" style:parent-style-name="Fuentedepárrafopredeter." style:family="text">
      <style:text-properties fo:letter-spacing="0.0138in" fo:language="es"/>
    </style:style>
    <style:style style:name="T34" style:parent-style-name="Fuentedepárrafopredeter." style:family="text">
      <style:text-properties fo:letter-spacing="0.0138in" fo:language="es" style:language-asian="es" style:country-asian="AR"/>
    </style:style>
    <style:style style:name="T35" style:parent-style-name="Fuentedepárrafopredeter." style:family="text">
      <style:text-properties fo:letter-spacing="0.0138in" fo:language="es" style:language-asian="es" style:country-asian="AR"/>
    </style:style>
    <style:style style:name="T36" style:parent-style-name="Fuentedepárrafopredeter." style:family="text">
      <style:text-properties fo:letter-spacing="0.0138in" fo:language="es" style:language-asian="es" style:country-asian="AR"/>
    </style:style>
    <style:style style:name="T37" style:parent-style-name="Fuentedepárrafopredeter." style:family="text">
      <style:text-properties fo:letter-spacing="0.0138in" fo:language="es" style:language-asian="es" style:country-asian="AR"/>
    </style:style>
    <style:style style:name="T38" style:parent-style-name="Fuentedepárrafopredeter." style:family="text">
      <style:text-properties fo:letter-spacing="0.0138in" fo:language="es" style:language-asian="es" style:country-asian="AR"/>
    </style:style>
    <style:style style:name="T39" style:parent-style-name="Fuentedepárrafopredeter." style:family="text">
      <style:text-properties fo:letter-spacing="0.0138in" fo:language="es" style:language-asian="es" style:country-asian="AR"/>
    </style:style>
    <style:style style:name="T40" style:parent-style-name="Fuentedepárrafopredeter." style:family="text">
      <style:text-properties fo:letter-spacing="0.0138in" fo:language="es" style:language-asian="es" style:country-asian="AR"/>
    </style:style>
    <style:style style:name="T41" style:parent-style-name="Fuentedepárrafopredeter." style:family="text">
      <style:text-properties fo:letter-spacing="0.0138in" fo:language="es" style:language-asian="es" style:country-asian="AR"/>
    </style:style>
    <style:style style:name="T42" style:parent-style-name="Fuentedepárrafopredeter." style:family="text">
      <style:text-properties fo:letter-spacing="0.0138in" fo:language="es" style:language-asian="es" style:country-asian="AR"/>
    </style:style>
    <style:style style:name="T43" style:parent-style-name="Fuentedepárrafopredeter." style:family="text">
      <style:text-properties fo:letter-spacing="0.0138in" fo:language="es" style:language-asian="es" style:country-asian="AR"/>
    </style:style>
    <style:style style:name="T44" style:parent-style-name="Fuentedepárrafopredeter." style:family="text">
      <style:text-properties fo:letter-spacing="0.0138in" fo:language="es" style:language-asian="es" style:country-asian="AR"/>
    </style:style>
    <style:style style:name="T45" style:parent-style-name="Fuentedepárrafopredeter." style:family="text">
      <style:text-properties fo:color="#000000" fo:letter-spacing="0.0138in" fo:background-color="#FFFFFF"/>
    </style:style>
    <style:style style:name="T46" style:parent-style-name="Fuentedepárrafopredeter." style:family="text">
      <style:text-properties fo:color="#000000" fo:letter-spacing="0.0138in" fo:background-color="#FFFFFF"/>
    </style:style>
    <style:style style:name="P47" style:parent-style-name="Normal" style:family="paragraph">
      <style:paragraph-properties fo:text-align="justify" fo:line-height="150%" fo:text-indent="0.7875in"/>
    </style:style>
    <style:style style:name="T48" style:parent-style-name="Fuentedepárrafopredeter." style:family="text">
      <style:text-properties fo:color="#000000" fo:letter-spacing="0.0138in" fo:background-color="#FFFFFF"/>
    </style:style>
    <style:style style:name="T49" style:parent-style-name="Fuentedepárrafopredeter." style:family="text">
      <style:text-properties fo:letter-spacing="0.0138in"/>
    </style:style>
    <style:style style:name="T50" style:parent-style-name="Fuentedepárrafopredeter." style:family="text">
      <style:text-properties fo:color="#000000" fo:letter-spacing="0.0138in" fo:background-color="#FFFFFF"/>
    </style:style>
    <style:style style:name="P51" style:parent-style-name="Normal" style:family="paragraph">
      <style:paragraph-properties fo:text-align="justify" fo:line-height="150%" fo:text-indent="0.7875in"/>
    </style:style>
    <style:style style:name="T52" style:parent-style-name="Fuentedepárrafopredeter." style:family="text">
      <style:text-properties fo:color="#000000" fo:letter-spacing="0.0138in" fo:background-color="#FFFFFF"/>
    </style:style>
    <style:style style:name="T53" style:parent-style-name="Fuentedepárrafopredeter." style:family="text">
      <style:text-properties fo:letter-spacing="0.0138in" fo:language="es" style:language-asian="es" style:country-asian="AR"/>
    </style:style>
    <style:style style:name="T54" style:parent-style-name="Fuentedepárrafopredeter." style:family="text">
      <style:text-properties fo:letter-spacing="0.0138in" fo:language="es" style:language-asian="es" style:country-asian="AR"/>
    </style:style>
    <style:style style:name="T55" style:parent-style-name="Fuentedepárrafopredeter." style:family="text">
      <style:text-properties fo:letter-spacing="0.0138in" fo:language="es" style:language-asian="es" style:country-asian="AR"/>
    </style:style>
    <style:style style:name="T56" style:parent-style-name="Fuentedepárrafopredeter." style:family="text">
      <style:text-properties fo:letter-spacing="0.0138in" fo:language="es" style:language-asian="es" style:country-asian="AR"/>
    </style:style>
    <style:style style:name="T57" style:parent-style-name="Fuentedepárrafopredeter." style:family="text">
      <style:text-properties fo:letter-spacing="0.0138in" fo:language="es" style:language-asian="es" style:country-asian="AR"/>
    </style:style>
    <style:style style:name="P58" style:parent-style-name="Normal" style:family="paragraph">
      <style:paragraph-properties fo:text-align="justify" fo:line-height="150%" fo:text-indent="0.7875in"/>
      <style:text-properties fo:letter-spacing="0.0138in" fo:language="es" style:language-asian="es" style:country-asian="AR"/>
    </style:style>
    <style:style style:name="P59" style:parent-style-name="Normal" style:family="paragraph">
      <style:paragraph-properties style:text-autospace="none" fo:text-align="justify" fo:margin-top="0.0416in" fo:margin-bottom="0.0416in" fo:line-height="150%" fo:text-indent="0.7875in"/>
    </style:style>
    <style:style style:name="T60" style:parent-style-name="Fuentedepárrafopredeter." style:family="text">
      <style:text-properties fo:font-weight="bold" style:font-weight-asian="bold" fo:letter-spacing="0.0138in" style:text-underline-type="single" style:text-underline-style="solid" style:text-underline-width="auto" style:text-underline-mode="continuous" style:language-asian="es" style:country-asian="AR"/>
    </style:style>
    <style:style style:name="T61" style:parent-style-name="Fuentedepárrafopredeter." style:family="text">
      <style:text-properties fo:font-weight="bold" style:font-weight-asian="bold" fo:letter-spacing="0.0138in" style:language-asian="es" style:country-asian="AR"/>
    </style:style>
    <style:style style:name="P62" style:parent-style-name="Normal" style:family="paragraph">
      <style:paragraph-properties style:text-autospace="none" fo:text-align="justify" fo:margin-top="0.0416in" fo:margin-bottom="0.0416in" fo:line-height="150%" fo:text-indent="0.7875in"/>
      <style:text-properties fo:letter-spacing="0.0138in" style:language-asian="es" style:country-asian="AR"/>
    </style:style>
    <style:style style:name="P63" style:parent-style-name="Normal" style:family="paragraph">
      <style:paragraph-properties style:text-autospace="none" fo:text-align="justify" fo:margin-top="0.0416in" fo:margin-bottom="0.0416in" fo:line-height="150%" fo:text-indent="0.7875in"/>
      <style:text-properties fo:letter-spacing="0.0138in" style:language-asian="es" style:country-asian="AR"/>
    </style:style>
    <style:style style:name="P64" style:parent-style-name="Normal" style:family="paragraph">
      <style:paragraph-properties style:text-autospace="none" fo:text-align="justify" fo:margin-top="0.0416in" fo:margin-bottom="0.0416in" fo:line-height="150%" fo:text-indent="0.7875in"/>
      <style:text-properties fo:letter-spacing="0.0138in" style:language-asian="es" style:country-asian="AR"/>
    </style:style>
    <style:style style:name="P65" style:parent-style-name="Normal" style:family="paragraph">
      <style:paragraph-properties fo:text-align="justify" fo:margin-top="0.0833in" fo:margin-bottom="0.0833in" fo:line-height="150%" fo:text-indent="0.7875in"/>
    </style:style>
    <style:style style:name="T66" style:parent-style-name="Fuentedepárrafopredeter." style:family="text">
      <style:text-properties fo:letter-spacing="0.0138in" fo:language="es"/>
    </style:style>
    <style:style style:name="T67" style:parent-style-name="Fuentedepárrafopredeter." style:family="text">
      <style:text-properties fo:letter-spacing="0.0138in" fo:language="es"/>
    </style:style>
    <style:style style:name="T68" style:parent-style-name="Fuentedepárrafopredeter." style:family="text">
      <style:text-properties fo:letter-spacing="0.0138in" fo:language="es"/>
    </style:style>
    <style:style style:name="T69" style:parent-style-name="Fuentedepárrafopredeter." style:family="text">
      <style:text-properties fo:font-weight="bold" style:font-weight-asian="bold" fo:letter-spacing="0.0138in" style:text-underline-type="single" style:text-underline-style="solid" style:text-underline-width="auto" style:text-underline-mode="continuous" fo:language="es"/>
    </style:style>
    <style:style style:name="T70" style:parent-style-name="Fuentedepárrafopredeter." style:family="text">
      <style:text-properties fo:font-weight="bold" style:font-weight-asian="bold" fo:letter-spacing="0.0138in" fo:language="es"/>
    </style:style>
    <style:style style:name="T71" style:parent-style-name="Fuentedepárrafopredeter." style:family="text">
      <style:text-properties fo:letter-spacing="0.0138in" fo:language="es"/>
    </style:style>
    <style:style style:name="P72" style:parent-style-name="Normal" style:family="paragraph">
      <style:paragraph-properties fo:text-align="justify" fo:margin-top="0.0833in" fo:margin-bottom="0.0833in" fo:line-height="150%" fo:text-indent="0.7875in"/>
    </style:style>
    <style:style style:name="T73" style:parent-style-name="Fuentedepárrafopredeter." style:family="text">
      <style:text-properties fo:font-weight="bold" style:font-weight-asian="bold" fo:letter-spacing="0.0138in" fo:language="es"/>
    </style:style>
    <style:style style:name="T74" style:parent-style-name="Fuentedepárrafopredeter." style:family="text">
      <style:text-properties fo:letter-spacing="0.0138in" fo:language="es"/>
    </style:style>
    <style:style style:name="T75" style:parent-style-name="Fuentedepárrafopredeter." style:family="text">
      <style:text-properties fo:font-weight="bold" style:font-weight-asian="bold" fo:letter-spacing="0.0138in" fo:language="es"/>
    </style:style>
    <style:style style:name="T76" style:parent-style-name="Fuentedepárrafopredeter." style:family="text">
      <style:text-properties fo:letter-spacing="0.0138in" fo:language="es"/>
    </style:style>
    <style:style style:name="T77" style:parent-style-name="Fuentedepárrafopredeter." style:family="text">
      <style:text-properties fo:letter-spacing="0.0138in" fo:language="es"/>
    </style:style>
    <style:style style:name="T78" style:parent-style-name="Fuentedepárrafopredeter." style:family="text">
      <style:text-properties fo:font-weight="bold" style:font-weight-asian="bold" fo:letter-spacing="0.0138in"/>
    </style:style>
    <style:style style:name="T79" style:parent-style-name="Fuentedepárrafopredeter." style:family="text">
      <style:text-properties fo:font-weight="bold" style:font-weight-asian="bold" fo:letter-spacing="0.0138in"/>
    </style:style>
    <style:style style:name="T80" style:parent-style-name="Fuentedepárrafopredeter." style:family="text">
      <style:text-properties fo:font-weight="bold" style:font-weight-asian="bold" fo:letter-spacing="0.0138in"/>
    </style:style>
    <style:style style:name="T81" style:parent-style-name="Fuentedepárrafopredeter." style:family="text">
      <style:text-properties fo:font-weight="bold" style:font-weight-asian="bold" fo:letter-spacing="0.0138in"/>
    </style:style>
    <style:style style:name="T82" style:parent-style-name="Fuentedepárrafopredeter." style:family="text">
      <style:text-properties fo:font-weight="bold" style:font-weight-asian="bold" fo:letter-spacing="0.0138in" fo:language="es" fo:country="AR"/>
    </style:style>
    <style:style style:name="T83" style:parent-style-name="Fuentedepárrafopredeter." style:family="text">
      <style:text-properties fo:letter-spacing="0.0138in"/>
    </style:style>
    <style:style style:name="T84" style:parent-style-name="Fuentedepárrafopredeter." style:family="text">
      <style:text-properties fo:letter-spacing="0.0138in" fo:language="es"/>
    </style:style>
    <style:style style:name="T85" style:parent-style-name="Fuentedepárrafopredeter." style:family="text">
      <style:text-properties fo:font-weight="bold" style:font-weight-asian="bold" fo:letter-spacing="0.0138in" fo:language="es"/>
    </style:style>
    <style:style style:name="T86" style:parent-style-name="Fuentedepárrafopredeter." style:family="text">
      <style:text-properties fo:letter-spacing="0.0138in" fo:language="es"/>
    </style:style>
    <style:style style:name="T87" style:parent-style-name="Fuentedepárrafopredeter." style:family="text">
      <style:text-properties fo:letter-spacing="0.0138in" fo:language="es"/>
    </style:style>
    <style:style style:name="T88" style:parent-style-name="Fuentedepárrafopredeter." style:family="text">
      <style:text-properties fo:letter-spacing="0.0138in" fo:language="es"/>
    </style:style>
    <style:style style:name="T89" style:parent-style-name="Fuentedepárrafopredeter." style:family="text">
      <style:text-properties fo:letter-spacing="0.0138in" fo:language="es"/>
    </style:style>
    <style:style style:name="T90" style:parent-style-name="Fuentedepárrafopredeter." style:family="text">
      <style:text-properties fo:letter-spacing="0.0138in" fo:language="es"/>
    </style:style>
    <style:style style:name="P91" style:parent-style-name="Normal" style:family="paragraph">
      <style:paragraph-properties fo:text-align="justify" fo:margin-top="0.0833in" fo:margin-bottom="0.0833in" fo:line-height="150%" fo:text-indent="0.7875in"/>
    </style:style>
    <style:style style:name="T92" style:parent-style-name="Fuentedepárrafopredeter." style:family="text">
      <style:text-properties fo:font-weight="bold" style:font-weight-asian="bold" fo:letter-spacing="0.0138in" fo:language="es"/>
    </style:style>
    <style:style style:name="T93" style:parent-style-name="Fuentedepárrafopredeter." style:family="text">
      <style:text-properties fo:letter-spacing="0.0138in" fo:language="es"/>
    </style:style>
    <style:style style:name="T94" style:parent-style-name="Fuentedepárrafopredeter." style:family="text">
      <style:text-properties fo:letter-spacing="0.0138in" fo:language="es" style:language-asian="es" style:country-asian="AR"/>
    </style:style>
    <style:style style:name="T95" style:parent-style-name="Fuentedepárrafopredeter." style:family="text">
      <style:text-properties fo:letter-spacing="0.0138in" fo:language="es" style:language-asian="es" style:country-asian="AR"/>
    </style:style>
    <style:style style:name="T96" style:parent-style-name="Fuentedepárrafopredeter." style:family="text">
      <style:text-properties fo:letter-spacing="0.0138in" fo:language="es" style:language-asian="es" style:country-asian="AR"/>
    </style:style>
    <style:style style:name="T97" style:parent-style-name="Fuentedepárrafopredeter." style:family="text">
      <style:text-properties fo:letter-spacing="0.0138in" fo:language="es" style:language-asian="es" style:country-asian="AR"/>
    </style:style>
    <style:style style:name="T98" style:parent-style-name="Fuentedepárrafopredeter." style:family="text">
      <style:text-properties fo:letter-spacing="0.0138in" fo:language="es" style:language-asian="es" style:country-asian="AR"/>
    </style:style>
    <style:style style:name="T99" style:parent-style-name="Fuentedepárrafopredeter." style:family="text">
      <style:text-properties fo:letter-spacing="0.0138in" fo:language="es" style:language-asian="es" style:country-asian="AR"/>
    </style:style>
    <style:style style:name="T100" style:parent-style-name="Fuentedepárrafopredeter." style:family="text">
      <style:text-properties fo:letter-spacing="0.0138in" fo:language="es" style:language-asian="es" style:country-asian="AR"/>
    </style:style>
    <style:style style:name="T101" style:parent-style-name="Fuentedepárrafopredeter." style:family="text">
      <style:text-properties fo:letter-spacing="0.0138in" fo:language="es" style:language-asian="es" style:country-asian="AR"/>
    </style:style>
    <style:style style:name="P102" style:parent-style-name="Normal" style:family="paragraph">
      <style:paragraph-properties fo:text-align="justify" fo:margin-top="0.0833in" fo:margin-bottom="0.0833in" fo:line-height="150%" fo:text-indent="0.7875in"/>
    </style:style>
    <style:style style:name="T103" style:parent-style-name="Fuentedepárrafopredeter." style:family="text">
      <style:text-properties fo:font-weight="bold" style:font-weight-asian="bold" fo:letter-spacing="0.0138in" fo:language="es"/>
    </style:style>
    <style:style style:name="T104" style:parent-style-name="Fuentedepárrafopredeter." style:family="text">
      <style:text-properties fo:font-weight="bold" style:font-weight-asian="bold" fo:letter-spacing="0.0138in" fo:language="es"/>
    </style:style>
    <style:style style:name="T105" style:parent-style-name="Fuentedepárrafopredeter." style:family="text">
      <style:text-properties fo:font-weight="bold" style:font-weight-asian="bold" fo:letter-spacing="0.0138in" fo:language="es"/>
    </style:style>
    <style:style style:name="T106" style:parent-style-name="Fuentedepárrafopredeter." style:family="text">
      <style:text-properties fo:font-weight="bold" style:font-weight-asian="bold" fo:letter-spacing="0.0138in" fo:language="es"/>
    </style:style>
    <style:style style:name="T107" style:parent-style-name="Fuentedepárrafopredeter." style:family="text">
      <style:text-properties fo:letter-spacing="0.0138in" fo:language="es"/>
    </style:style>
    <style:style style:name="T108" style:parent-style-name="Fuentedepárrafopredeter." style:family="text">
      <style:text-properties fo:letter-spacing="0.0138in" fo:language="es"/>
    </style:style>
    <style:style style:name="T109" style:parent-style-name="Fuentedepárrafopredeter." style:family="text">
      <style:text-properties fo:letter-spacing="0.0138in" fo:language="es"/>
    </style:style>
    <style:style style:name="T110" style:parent-style-name="Fuentedepárrafopredeter." style:family="text">
      <style:text-properties fo:letter-spacing="0.0138in" fo:language="es"/>
    </style:style>
    <style:style style:name="T111" style:parent-style-name="Fuentedepárrafopredeter." style:family="text">
      <style:text-properties fo:letter-spacing="0.0138in" fo:language="es"/>
    </style:style>
    <style:style style:name="T112" style:parent-style-name="Fuentedepárrafopredeter." style:family="text">
      <style:text-properties fo:letter-spacing="0.0138in" fo:language="es"/>
    </style:style>
    <style:style style:name="T113" style:parent-style-name="Fuentedepárrafopredeter." style:family="text">
      <style:text-properties fo:letter-spacing="0.0138in" fo:language="es"/>
    </style:style>
    <style:style style:name="P114" style:parent-style-name="Normal" style:family="paragraph">
      <style:paragraph-properties fo:text-align="justify" fo:margin-top="0.0833in" fo:margin-bottom="0.0833in" fo:line-height="150%" fo:text-indent="0.7875in"/>
      <style:text-properties fo:letter-spacing="0.0138in" fo:language="es"/>
    </style:style>
    <style:style style:name="P115" style:parent-style-name="Normal" style:family="paragraph">
      <style:paragraph-properties style:text-autospace="none" fo:text-align="justify" fo:margin-top="0.0416in" fo:margin-bottom="0.0416in" fo:line-height="150%"/>
    </style:style>
    <style:style style:name="T116" style:parent-style-name="Fuentedepárrafopredeter." style:family="text">
      <style:text-properties fo:letter-spacing="0.0138in" fo:language="es" style:language-asian="es" style:country-asian="AR"/>
    </style:style>
  </office:automatic-styles>
  <office:body>
    <office:text text:use-soft-page-breaks="true">
      <text:p text:style-name="P1"><text:span text:style-name="T11">EXTINCIÓN DE LA SANCION<text:s/></text:span><text:span text:style-name="T12">CONTRAVENCIONAL<text:s/></text:span><text:span text:style-name="T13">-</text:span><text:span text:style-name="T14"><text:s/>CUMPLIMIENTO<text:s/></text:span><text:span text:style-name="T15">PENA DE MULTA-</text:span><text:span text:style-name="T16"><text:s/></text:span><text:span text:style-name="T17">disposición efectos</text:span></text:p>
      <text:p text:style-name="P18">Buenos Aires,<text:s/><text:s/>3<text:s/><text:s/>de<text:s/>octubre<text:s/>de 2017.</text:p>
      <text:p text:style-name="P19"><text:span text:style-name="T20">C</text:span><text:span text:style-name="T21">ausa<text:s/></text:span><text:span text:style-name="T22">Nº<text:s/></text:span><text:span text:style-name="T23">7599/17</text:span><text:span text:style-name="T24"><text:s/>caratulada<text:s/></text:span><text:span text:style-name="T25">“</text:span><text:span text:style-name="T26">NN s/ art. 73 Violar clausura impuesta por autoridad judicial o administrativa -CC</text:span><text:span text:style-name="T27">"</text:span><text:span text:style-name="T28">,<text:s/></text:span><text:span text:style-name="T29">del registro de este Juzgado en lo Penal, Contravencional y de Faltas nº 10</text:span><text:span text:style-name="T30">.</text:span></text:p>
      <text:p text:style-name="P31">Antecedentes del caso:</text:p>
      <text:p text:style-name="P32"><text:span text:style-name="T33">C</text:span><text:span text:style-name="T34">on fecha<text:s/></text:span><text:span text:style-name="T35">7 de agosto</text:span><text:span text:style-name="T36"><text:s/>de<text:s/></text:span><text:span text:style-name="T37">201</text:span><text:span text:style-name="T38">7 se resolvió</text:span><text:span text:style-name="T39"><text:s/></text:span><text:span text:style-name="T40">condenar a M</text:span><text:span text:style-name="T41">.</text:span><text:span text:style-name="T42"><text:s/>Z</text:span><text:span text:style-name="T43">.</text:span><text:span text:style-name="T44"><text:s/>a la pena principal de multa de cinco mil pesos; por ser autor</text:span><text:span text:style-name="T45"><text:s/>responsable de la infracción prevista en el artículo 73, del Código Contravencional</text:span><text:span text:style-name="T46"><text:s/>y las costas del proceso.</text:span></text:p>
      <text:p text:style-name="P47"><text:span text:style-name="T48">Asimismo, se dispuso el comiso de pesos cincuenta y dos ($52) en efectivo y dos tickets <text:s/>de compra,</text:span><text:span text:style-name="T49"><text:s/>N°00535627 y 00535628</text:span><text:span text:style-name="T50"><text:s/>(págs. 55/58).</text:span></text:p>
      <text:p text:style-name="P51"><text:span text:style-name="T52">El día 9 de agosto del corriente, el condenado presentó un escrito al que acompañó<text:s/></text:span><text:span text:style-name="T53">constancias de dos transferencias bancarias realizadas a fin de cancelar los pagos de la multa y de las costas (pág</text:span><text:span text:style-name="T54">s</text:span><text:span text:style-name="T55">.<text:s/></text:span><text:span text:style-name="T56">60/64</text:span><text:span text:style-name="T57">).</text:span></text:p>
      <text:p text:style-name="P58">Por otro lado, el señor Fiscal solicitó que el dinero decomisado sea entregado a la entidad denominada “Gestión en protección y defensa de animales”<text:s/>con nombre de fantasía “” a cargo de E.<text:s/>T.<text:s/>(ver pág. 67).<text:s/></text:p>
      <text:p text:style-name="P59"><text:span text:style-name="T60">Considero</text:span><text:span text:style-name="T61">:</text:span></text:p>
      <text:p text:style-name="P62">Así las cosas,<text:s/>corresponde<text:s/>me<text:s/>pronuncie<text:s/>respecto<text:s/>del cumplimiento de la<text:s/>condena impuesta<text:s/>al imputado<text:s/>en esta causa<text:s/>y el destino de los efectos decomisados.</text:p>
      <text:p text:style-name="P63">En este sentido, de las<text:s/>constancias<text:s/>presentadas por<text:s/>el<text:s/>imputado<text:s/>en págs.<text:s/>62<text:s/>y<text:s/>60,<text:s/>surge que<text:s/>canceló la totalidad del monto de la multa<text:s/>y de las costas<text:s/>que le fueron<text:s/>impuestas<text:s/>mediante la transferencia bancaria de las sumas de dinero impuestas a las cuentas pertenecientes al Gobierno de la Ciudad de Buenos Aires<text:s/>para el pago de sanciones de multa y el pago de tasa de justicia respectivamente.<text:s/></text:p>
      <text:p text:style-name="P64">Por otro lado, en lo que respecta al destino del dinero decomisado, de conformidad con las previsiones del art. 35 CC, habré de disponer su entrega a la entidad propuesta por el señor Fiscal.</text:p>
      <text:soft-page-break/>
      <text:p text:style-name="P65"><text:span text:style-name="T66">Por ello, de conformidad c</text:span><text:span text:style-name="T67">on las previsiones de los artículos 35 y<text:s/></text:span><text:span text:style-name="T68">40 inciso 4º del CC,<text:s/></text:span><text:span text:style-name="T69">RESUELVO</text:span><text:span text:style-name="T70">:</text:span><text:span text:style-name="T71"><text:s/></text:span></text:p>
      <text:p text:style-name="P72"><text:span text:style-name="T73">I.</text:span><text:span text:style-name="T74"><text:s/></text:span><text:span text:style-name="T75">DECLARAR EXTINGUIDA LA SANCIÓN<text:s/></text:span><text:span text:style-name="T76">impuesta a</text:span><text:span text:style-name="T77"><text:s/></text:span><text:span text:style-name="T78">A M</text:span><text:span text:style-name="T79">.</text:span><text:span text:style-name="T80"><text:s/>Z</text:span><text:span text:style-name="T81">.</text:span><text:span text:style-name="T82">, titular del DNI Nº</text:span><text:span text:style-name="T83">,</text:span><text:span text:style-name="T84"><text:s/>cuyas demás condiciones obran en autos, en el marco de la presente</text:span><text:span text:style-name="T85"><text:s/></text:span><text:span text:style-name="T86">causa Nº<text:s/></text:span><text:span text:style-name="T87">7599/17</text:span><text:span text:style-name="T88">, por su cumplimiento (art. 40 inc</text:span><text:span text:style-name="T89">.<text:s/></text:span><text:span text:style-name="T90">4º del CC).<text:s/></text:span></text:p>
      <text:p text:style-name="P91"><text:span text:style-name="T92">II. DISPONER LA ENTREGA de pesos cincuenta y dos ($52)</text:span><text:span text:style-name="T93"><text:s/></text:span><text:span text:style-name="T94">a la entidad denominada “Gestión en protección y defensa de animales” con nombre de fantasía “” a cargo de E</text:span><text:span text:style-name="T95">.</text:span><text:span text:style-name="T96"><text:s/>T</text:span><text:span text:style-name="T97">.</text:span><text:span text:style-name="T98">, quedando en cabeza<text:s/></text:span><text:span text:style-name="T99">del señor Fiscal la realización</text:span><text:span text:style-name="T100"><text:s/></text:span><text:span text:style-name="T101">de dicho acto.</text:span></text:p>
      <text:p text:style-name="P102"><text:span text:style-name="T103">I</text:span><text:span text:style-name="T104">I</text:span><text:span text:style-name="T105">I.<text:s/></text:span><text:span text:style-name="T106">NOTIFIQUESE</text:span><text:span text:style-name="T107"><text:s/></text:span><text:span text:style-name="T108">al señor Fiscal mediante cédula electrónica y<text:s/></text:span><text:span text:style-name="T109">al</text:span><text:span text:style-name="T110"><text:s/>imputado junto con su defensora</text:span><text:span text:style-name="T111"><text:s/>mediante cédula</text:span><text:span text:style-name="T112">.</text:span><text:span text:style-name="T113"><text:s/></text:span></text:p>
      <text:p text:style-name="P114">Cumplido ello,<text:s/>devuélvase<text:s/>la presente<text:s/>a la Fiscalía interviniente.<text:s/><text:s/></text:p>
      <text:p text:style-name="P115"><text:span text:style-name="T116">Fdo. Pablo C. Casas. Juez. Ante mi: Agustina Sanz Garea. Secretari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Bookman Old Style" svg:font-family="Bookman Old Style" style:font-family-generic="roman" style:font-pitch="variable" svg:panose-1="2 5 6 4 5 5 5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Verdana" fo:font-weight="bold" style:font-weight-asian="bold" style:font-weight-complex="bold" style:text-underline-type="single" style:text-underline-style="solid" style:text-underline-width="auto" style:text-underline-mode="continuous" fo:language="es" fo:country="AR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/>
      <style:text-properties style:font-name-asian="Arial Unicode MS" fo:font-weight="bold" style:font-weight-asian="bold" style:font-weight-complex="bold" fo:font-size="14pt" style:font-size-asian="14pt" fo:language="es" fo:country="AR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/>
    </style:style>
    <style:style style:name="Textoindependiente" style:display-name="Texto independiente" style:family="paragraph" style:parent-style-name="Normal">
      <style:paragraph-properties fo:text-align="justify"/>
      <style:text-properties fo:font-size="14pt" style:font-size-asian="14pt" fo:hyphenate="false"/>
    </style:style>
    <style:style style:name="Textoindependiente2" style:display-name="Texto independiente 2" style:family="paragraph" style:parent-style-name="Normal">
      <style:paragraph-properties fo:margin-bottom="0.0833in" fo:line-height="200%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Sangría2det.independiente" style:display-name="Sangría 2 de t. independiente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apple-converted-space" style:display-name="apple-converted-space" style:family="text"/>
    <style:style style:name="Párrafodelista" style:display-name="Párrafo de lista" style:family="paragraph" style:parent-style-name="Normal">
      <style:paragraph-properties fo:margin-top="0.0694in" fo:margin-bottom="0.0694in"/>
      <style:text-properties fo:language="es" fo:country="AR" style:language-asian="es" style:country-asian="AR" fo:hyphenate="false"/>
    </style:style>
    <style:style style:name="Textonotapie" style:display-name="Texto nota pie" style:family="paragraph" style:parent-style-name="Normal">
      <style:text-properties fo:font-size="10pt" style:font-size-asian="10pt" style:font-size-complex="10pt" fo:language="es" fo:hyphenate="false"/>
    </style:style>
    <style:style style:name="TextonotapieCar" style:display-name="Texto nota pie Car" style:family="text">
      <style:text-properties fo:language="es" style:language-asian="es" style:country-asian="ES"/>
    </style:style>
    <style:style style:name="Ref.denotaalpie" style:display-name="Ref. de nota al pie" style:family="text">
      <style:text-properties style:text-position="super 65%"/>
    </style:style>
    <style:style style:name="Textonotaalfinal" style:display-name="Texto nota al final" style:family="paragraph" style:parent-style-name="Normal">
      <style:text-properties fo:font-size="10pt" style:font-size-asian="10pt" style:font-size-complex="10pt" fo:hyphenate="false"/>
    </style:style>
    <style:style style:name="TextonotaalfinalCar" style:display-name="Texto nota al final Car" style:family="text">
      <style:text-properties fo:language="es" fo:country="ES" style:language-asian="es" style:country-asian="ES"/>
    </style:style>
    <style:style style:name="Ref.denotaalfinal" style:display-name="Ref. de nota al final" style:family="text">
      <style:text-properties style:text-position="super 65%"/>
    </style:style>
    <style:style style:name="Textoindependiente3" style:display-name="Texto independiente 3" style:family="paragraph" style:parent-style-name="Normal">
      <style:paragraph-properties fo:margin-bottom="0.0833in"/>
      <style:text-properties style:font-name="Bookman Old Style" fo:font-size="8pt" style:font-size-asian="8pt" style:font-size-complex="8pt" fo:language="es" fo:hyphenate="false"/>
    </style:style>
    <style:style style:name="Textoindependiente3Car" style:display-name="Texto independiente 3 Car" style:family="text">
      <style:text-properties style:font-name="Bookman Old Style" fo:font-size="8pt" style:font-size-asian="8pt" style:font-size-complex="8pt" fo:language="es" style:language-asian="es" style:country-asian="ES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>
      <style:text-properties style:font-name="Tahoma" style:font-name-complex="Tahoma" fo:font-size="8pt" style:font-size-asian="8pt" style:font-size-complex="8pt" fo:language="es" fo:country="ES" style:language-asian="es" style:country-asian="ES"/>
    </style:style>
    <style:style style:name="TextoindependienteCar" style:display-name="Texto independiente Car" style:family="text">
      <style:text-properties fo:font-size="14pt" style:font-size-asian="14pt" style:font-size-complex="12pt" fo:language="es" fo:country="ES" style:language-asian="es" style:country-asian="ES"/>
    </style:style>
    <style:style style:name="Sangríadetextonormal" style:display-name="Sangría de texto normal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SangríadetextonormalCar" style:display-name="Sangría de texto normal Car" style:family="text">
      <style:text-properties fo:font-size="12pt" style:font-size-asian="12pt" style:font-size-complex="12pt" fo:language="es" fo:country="ES" style:language-asian="es" style:country-asian="ES"/>
    </style:style>
    <style:style style:name="sangra2detindependiente12pt" style:display-name="sangra2detindependiente12pt" style:family="paragraph" style:parent-style-name="Normal">
      <style:paragraph-properties fo:margin-top="0.0694in" fo:margin-bottom="0.0694in"/>
      <style:text-properties fo:language="es" fo:country="AR" style:language-asian="es" style:country-asian="AR" fo:hyphenate="false"/>
    </style:style>
    <style:style style:name="Textoindependiente2Car" style:display-name="Texto independiente 2 Car" style:family="text">
      <style:text-properties fo:font-size="12pt" style:font-size-asian="12pt" style:font-size-complex="12pt"/>
    </style:style>
    <style:style style:name="Título2Car" style:display-name="Título 2 Car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EncabezadoCar" style:display-name="Encabezado Car" style:family="text">
      <style:text-properties fo:font-size="12pt" style:font-size-asian="12pt" style:font-size-complex="12pt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citation-style-name="Ref.denotaalfinal" text:citation-body-style-name="Ref.denotaalfinal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02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802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302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80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30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802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302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802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302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25in" text:min-label-width="0.25in"/>
      </text:list-level-style-number>
      <text:list-level-style-number text:level="4" style:num-suffix="." style:num-format="a" style:num-letter-sync="true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a" style:num-letter-sync="true">
        <style:list-level-properties text:space-before="2.75in" text:min-label-width="0.25in"/>
      </text:list-level-style-number>
      <text:list-level-style-number text:level="7" style:num-suffix="." style:num-format="a" style:num-letter-sync="true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a" style:num-letter-sync="true">
        <style:list-level-properties text:space-before="4.25in" text:min-label-width="0.25in"/>
      </text:list-level-style-number>
    </text:list-style>
    <style:page-layout style:name="PL0">
      <style:page-layout-properties fo:page-width="8.2687in" fo:page-height="11.6944in" style:print-orientation="portrait" fo:margin-top="0.5in" fo:margin-left="1.3784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3.1708in"/>
    </style:style>
    <style:style style:name="TableColumn4" style:family="table-column">
      <style:table-column-properties style:column-width="3.3701in"/>
    </style:style>
    <style:style style:name="Table2" style:family="table">
      <style:table-properties style:width="6.5409in" fo:margin-left="-0.0916in" table:align="left"/>
    </style:style>
    <style:style style:name="TableRow5" style:family="table-row">
      <style:table-row-properties style:min-row-height="0.3791in"/>
    </style:style>
    <style:style style:name="TableCell6" style:family="table-cell">
      <style:table-cell-properties fo:border="none" fo:padding-top="0in" fo:padding-left="0.075in" fo:padding-bottom="0in" fo:padding-right="0.075in"/>
    </style:style>
    <style:style style:name="P7" style:parent-style-name="Normal" style:family="paragraph">
      <style:text-properties fo:language="es"/>
    </style:style>
    <style:style style:name="TableCell8" style:family="table-cell">
      <style:table-cell-properties fo:border="none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text-align="end"/>
      <style:text-properties fo:font-style="italic" style:font-style-asian="italic" style:font-style-complex="italic" fo:font-size="9pt" style:font-size-asian="9pt" style:font-size-complex="9pt" fo:language="es"/>
    </style:style>
    <style:style style:name="P10" style:parent-style-name="Encabezado" style:family="paragraph">
      <style:text-properties fo:language="es" fo:country="AR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Normal"><draw:frame draw:style-name="a0" draw:name="Imagen 1" text:anchor-type="as-char" svg:x="0in" svg:y="0in" svg:width="3.01042in" svg:height="0.44792in" style:rel-width="scale" style:rel-height="scale"><draw:image xlink:href="media/image1.jpeg" xlink:type="simple" xlink:show="embed" xlink:actuate="onLoad"/><svg:title/><svg:desc>Fuero_PCyF_JPG</svg:desc></draw:frame></text:p>
              <text:p text:style-name="P7"/>
            </table:table-cell>
            <table:table-cell table:style-name="TableCell8">
              <text:p text:style-name="P9">“2017 – Año de las energías renovables”</text:p>
            </table:table-cell>
          </table:table-row>
        </table:table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EMITO Nº 01/2009</dc:title>
    <meta:initial-creator>amartino</meta:initial-creator>
    <dc:creator>yquiroga</dc:creator>
    <meta:creation-date>2017-10-04T14:34:00Z</meta:creation-date>
    <dc:date>2017-10-04T14:46:00Z</dc:date>
    <meta:print-date>2017-10-04T11:49:00Z</meta:print-date>
    <meta:template xlink:href="MEMBRETE_CPE_A4_PLANTILLA" xlink:type="simple"/>
    <meta:editing-cycles>3</meta:editing-cycles>
    <meta:editing-duration>PT720S</meta:editing-duration>
    <meta:document-statistic meta:page-count="2" meta:paragraph-count="5" meta:word-count="411" meta:character-count="2672" meta:row-count="18" meta:non-whitespace-character-count="2266"/>
  </office:meta>
</office:document-meta>
</file>